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417in"/>
    </style:style>
    <style:style style:name="co3" style:family="table-column">
      <style:table-column-properties fo:break-before="auto" style:column-width="1.8555in"/>
    </style:style>
    <style:style style:name="co4" style:family="table-column">
      <style:table-column-properties fo:break-before="auto" style:column-width="1.7161in"/>
    </style:style>
    <style:style style:name="co5" style:family="table-column">
      <style:table-column-properties fo:break-before="auto" style:column-width="0.5866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4543in"/>
    </style:style>
    <style:style style:name="co10" style:family="table-column">
      <style:table-column-properties fo:break-before="auto" style:column-width="0.6016in"/>
    </style:style>
    <style:style style:name="co11" style:family="table-column">
      <style:table-column-properties fo:break-before="auto" style:column-width="2.3909in"/>
    </style:style>
    <style:style style:name="ro5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661in" fo:break-before="auto" style:use-optimal-row-height="false"/>
    </style:style>
    <style:style style:name="ro3" style:family="table-row">
      <style:table-row-properties style:row-height="0.9083in" fo:break-before="auto" style:use-optimal-row-height="false"/>
    </style:style>
    <style:style style:name="ro4" style:family="table-row">
      <style:table-row-properties style:row-height="0.1161in" fo:break-before="auto" style:use-optimal-row-height="true"/>
    </style:style>
    <style:style style:name="ro6" style:family="table-row">
      <style:table-row-properties style:row-height="0.1228in" fo:break-before="auto" style:use-optimal-row-height="true"/>
    </style:style>
    <style:style style:name="ro7" style:family="table-row">
      <style:table-row-properties style:row-height="0.1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Andale Mono" fo:font-size="7pt" style:font-size-asian="7pt" style:font-size-complex="7pt"/>
    </style:style>
    <style:style style:name="ce2" style:family="table-cell" style:parent-style-name="Default">
      <style:table-cell-properties style:rotation-angle="90"/>
      <style:text-properties style:font-name="Andale Mono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ndale Mono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ndale Mono" fo:font-size="7pt" style:font-size-asian="7pt" style:font-size-complex="7pt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6" style:family="table-cell" style:parent-style-name="Default" style:data-style-name="N4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7" style:family="table-cell" style:parent-style-name="Default" style:data-style-name="N4">
      <style:text-properties style:font-name="Andale Mono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4">
      <style:text-properties style:font-name="Andale Mono" fo:font-size="7pt" fo:language="en" fo:country="US" style:font-size-asian="7pt" style:language-asian="en" style:country-asian="US" style:font-size-complex="7pt" style:language-complex="en" style:country-complex="US"/>
    </style:style>
    <style:style style:name="ce11" style:family="table-cell" style:parent-style-name="Default">
      <style:table-cell-properties fo:padding-bottom="0.0138in" fo:padding-left="0.0835in" fo:padding-right="0.0138in" fo:padding-top="0.0138in"/>
      <style:text-properties style:font-name="Andale Mono" fo:font-size="7pt" style:font-size-asian="7pt" style:font-size-complex="7pt"/>
    </style:style>
    <style:style style:name="ce12" style:family="table-cell" style:parent-style-name="Default">
      <style:table-cell-properties fo:padding-bottom="0.0138in" fo:padding-left="0.0835in" fo:padding-right="0.0138in" fo:padding-top="0.0138in" style:rotation-angle="90"/>
      <style:text-properties style:font-name="Andale Mono" fo:font-size="7pt" fo:font-weight="bold" style:font-size-asian="7pt" style:font-weight-asian="bold" style:font-size-complex="7pt" style:font-weight-complex="bold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7"/>
        <table:table-column table:style-name="co8" table:default-cell-style-name="ce1"/>
        <table:table-column table:style-name="co9" table:default-cell-style-name="ce1"/>
        <table:table-column table:style-name="co10" table:default-cell-style-name="ce7"/>
        <table:table-column table:style-name="co11" table:default-cell-style-name="ce11"/>
        <table:table-column table:style-name="co6" table:number-columns-repeated="1014" table:default-cell-style-name="ce1"/>
        <table:table-row table:style-name="ro2">
          <table:table-cell table:number-columns-repeated="2"/>
          <table:table-cell office:value-type="string">
            <text:p>aleph partlist</text:p>
          </table:table-cell>
          <table:table-cell table:number-columns-repeated="2"/>
          <table:table-cell table:style-name="ce5"/>
          <table:table-cell table:style-name="ce8" table:number-columns-repeated="2"/>
          <table:table-cell table:style-name="ce5"/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2" office:value-type="string">
            <text:p>part number</text:p>
          </table:table-cell>
          <table:table-cell table:style-name="ce2" office:value-type="string">
            <text:p>supplier pn</text:p>
          </table:table-cell>
          <table:table-cell table:style-name="ce2" office:value-type="string">
            <text:p>supplier</text:p>
          </table:table-cell>
          <table:table-cell table:style-name="ce6" office:value-type="string">
            <text:p>ext price</text:p>
          </table:table-cell>
          <table:table-cell table:style-name="ce9" office:value-type="string">
            <text:p>pricing qty</text:p>
          </table:table-cell>
          <table:table-cell table:style-name="ce9" office:value-type="string">
            <text:p>qty required</text:p>
          </table:table-cell>
          <table:table-cell table:style-name="ce6" office:value-type="string">
            <text:p>price per unit</text:p>
          </table:table-cell>
          <table:table-cell table:style-name="ce12" office:value-type="string">
            <text:p>comment</text:p>
          </table:table-cell>
          <table:table-cell table:style-name="ce2" office:value-type="string">
            <text:p>sch part</text:p>
          </table:table-cell>
          <table:table-cell table:style-name="ce2"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plate</text:p>
          </table:table-cell>
          <table:table-cell/>
          <table:table-cell office:value-type="string">
            <text:p>mcalp</text:p>
          </table:table-cell>
          <table:table-cell office:value-type="float" office:value="41.77">
            <text:p>41.77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4]/[.G4]*[.H4]" office:value-type="float" office:value="41.77">
            <text:p>41.77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backplate</text:p>
          </table:table-cell>
          <table:table-cell/>
          <table:table-cell office:value-type="string">
            <text:p>mcalp</text:p>
          </table:table-cell>
          <table:table-cell office:value-type="float" office:value="19">
            <text:p>19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5]/[.G5]*[.H5]" office:value-type="float" office:value="19">
            <text:p>19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enclosure</text:p>
          </table:table-cell>
          <table:table-cell/>
          <table:table-cell office:value-type="string">
            <text:p>mcalp</text:p>
          </table:table-cell>
          <table:table-cell office:value-type="float" office:value="29">
            <text:p>29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6]/[.G6]*[.H6]" office:value-type="float" office:value="29">
            <text:p>29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screen-mask</text:p>
          </table:table-cell>
          <table:table-cell/>
          <table:table-cell office:value-type="string">
            <text:p>pololu</text:p>
          </table:table-cell>
          <table:table-cell office:value-type="float" office:value="100">
            <text:p>1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10" table:formula="of:=[.F7]/[.G7]*[.H7]" office:value-type="float" office:value="1">
            <text:p>1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pcb cv riser</text:p>
          </table:table-cell>
          <table:table-cell/>
          <table:table-cell office:value-type="string">
            <text:p>pololu</text:p>
          </table:table-cell>
          <table:table-cell office:value-type="float" office:value="130">
            <text:p>13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10" table:formula="of:=[.F8]/[.G8]*[.H8]" office:value-type="float" office:value="1.3">
            <text:p>1.3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knob small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0" table:formula="of:=[.F9]/[.G9]*[.H9]" office:value-type="float" office:value="4">
            <text:p>4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knob large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0" table:formula="of:=[.F10]/[.G10]*[.H10]" office:value-type="float" office:value="4">
            <text:p>4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keycap small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0" table:formula="of:=[.F11]/[.G11]*[.H11]" office:value-type="float" office:value="4">
            <text:p>4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keycap large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12]/[.G12]*[.H12]" office:value-type="float" office:value="1">
            <text:p>1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cb primary</text:p>
          </table:table-cell>
          <table:table-cell/>
          <table:table-cell office:value-type="string">
            <text:p>mcl</text:p>
          </table:table-cell>
          <table:table-cell office:value-type="float" office:value="768.9">
            <text:p>768.90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table:style-name="ce10" table:formula="of:=[.F13]/[.G13]*[.H13]" office:value-type="float" office:value="6.99">
            <text:p>6.99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cb interface</text:p>
          </table:table-cell>
          <table:table-cell/>
          <table:table-cell office:value-type="string">
            <text:p>mcl</text:p>
          </table:table-cell>
          <table:table-cell office:value-type="float" office:value="504.9">
            <text:p>504.90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table:style-name="ce10" table:formula="of:=[.F14]/[.G14]*[.H14]" office:value-type="float" office:value="4.59">
            <text:p>4.59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cb assembly primary</text:p>
          </table:table-cell>
          <table:table-cell/>
          <table:table-cell office:value-type="string">
            <text:p>rlc</text:p>
          </table:table-cell>
          <table:table-cell office:value-type="float" office:value="16690">
            <text:p>16,690.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0" table:formula="of:=[.F15]/[.G15]*[.H15]" office:value-type="float" office:value="33.38">
            <text:p>33.38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cb assembly interface</text:p>
          </table:table-cell>
          <table:table-cell/>
          <table:table-cell office:value-type="string">
            <text:p>rlc</text:p>
          </table:table-cell>
          <table:table-cell office:value-type="float" office:value="8460">
            <text:p>8,460.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0" table:formula="of:=[.F16]/[.G16]*[.H16]" office:value-type="float" office:value="16.92">
            <text:p>16.92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rubber feet</text:p>
          </table:table-cell>
          <table:table-cell office:value-type="string">
            <text:p>9540K51</text:p>
          </table:table-cell>
          <table:table-cell office:value-type="string">
            <text:p>mm</text:p>
          </table:table-cell>
          <table:table-cell office:value-type="float" office:value="8.1">
            <text:p>8.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style-name="ce10" table:formula="of:=[.F17]/[.G17]*[.H17]" office:value-type="float" office:value="0.324">
            <text:p>0.32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Screw 4-40 socket head 3/16”</text:p>
          </table:table-cell>
          <table:table-cell office:value-type="string">
            <text:p>91251A105</text:p>
          </table:table-cell>
          <table:table-cell office:value-type="string">
            <text:p>mm</text:p>
          </table:table-cell>
          <table:table-cell office:value-type="float" office:value="7.99">
            <text:p>7.99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style-name="ce10" table:formula="of:=[.F18]/[.G18]*[.H18]" office:value-type="float" office:value="0.3196">
            <text:p>0.32</text:p>
          </table:table-cell>
          <table:table-cell office:value-type="string">
            <text:p>for rubber feet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tandoff 1/2”</text:p>
          </table:table-cell>
          <table:table-cell office:value-type="string">
            <text:p>91780A513</text:p>
          </table:table-cell>
          <table:table-cell office:value-type="string">
            <text:p>mm</text:p>
          </table:table-cell>
          <table:table-cell office:value-type="float" office:value="5.1">
            <text:p>5.1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style-name="ce10" table:formula="of:=[.F19]/[.G19]*[.H19]" office:value-type="float" office:value="4.59">
            <text:p>4.59</text:p>
          </table:table-cell>
          <table:table-cell office:value-type="string">
            <text:p>top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tandoff 3/4”</text:p>
          </table:table-cell>
          <table:table-cell office:value-type="string">
            <text:p>91780A515</text:p>
          </table:table-cell>
          <table:table-cell office:value-type="string">
            <text:p>mm</text:p>
          </table:table-cell>
          <table:table-cell office:value-type="float" office:value="5.7">
            <text:p>5.7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10" table:formula="of:=[.F20]/[.G20]*[.H20]" office:value-type="float" office:value="3.42">
            <text:p>3.42</text:p>
          </table:table-cell>
          <table:table-cell office:value-type="string">
            <text:p>bottom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et screw 4-40 3/8”</text:p>
          </table:table-cell>
          <table:table-cell office:value-type="string">
            <text:p>91375A108</text:p>
          </table:table-cell>
          <table:table-cell office:value-type="string">
            <text:p>mm</text:p>
          </table:table-cell>
          <table:table-cell office:value-type="float" office:value="9.88">
            <text:p>9.88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style-name="ce10" table:formula="of:=[.F21]/[.G21]*[.H21]" office:value-type="float" office:value="0.5928">
            <text:p>0.59</text:p>
          </table:table-cell>
          <table:table-cell office:value-type="string">
            <text:p>between mez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et screw 4-40 1/4”</text:p>
          </table:table-cell>
          <table:table-cell office:value-type="string">
            <text:p>91375A106</text:p>
          </table:table-cell>
          <table:table-cell office:value-type="string">
            <text:p>mm</text:p>
          </table:table-cell>
          <table:table-cell office:value-type="float" office:value="9.43">
            <text:p>9.4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style-name="ce10" table:formula="of:=[.F22]/[.G22]*[.H22]" office:value-type="float" office:value="0.8487">
            <text:p>0.85</text:p>
          </table:table-cell>
          <table:table-cell office:value-type="string">
            <text:p>top p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nylon spacer 1/16”</text:p>
          </table:table-cell>
          <table:table-cell office:value-type="string">
            <text:p>90295A045</text:p>
          </table:table-cell>
          <table:table-cell office:value-type="string">
            <text:p>mm</text:p>
          </table:table-cell>
          <table:table-cell office:value-type="float" office:value="3.46">
            <text:p>3.46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style-name="ce10" table:formula="of:=[.F23]/[.G23]*[.H23]" office:value-type="float" office:value="0.1384">
            <text:p>0.14</text:p>
          </table:table-cell>
          <table:table-cell office:value-type="string">
            <text:p>where no L bracket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nylon spacer 1/8”</text:p>
          </table:table-cell>
          <table:table-cell office:value-type="string">
            <text:p>94639A610</text:p>
          </table:table-cell>
          <table:table-cell office:value-type="string">
            <text:p>mm</text:p>
          </table:table-cell>
          <table:table-cell office:value-type="float" office:value="6.85">
            <text:p>6.8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style-name="ce10" table:formula="of:=[.F24]/[.G24]*[.H24]" office:value-type="float" office:value="0.411">
            <text:p>0.41</text:p>
          </table:table-cell>
          <table:table-cell office:value-type="string">
            <text:p>pcb to enclosur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crew 4-40 button head 3/8”</text:p>
          </table:table-cell>
          <table:table-cell office:value-type="string">
            <text:p>92949A108</text:p>
          </table:table-cell>
          <table:table-cell office:value-type="string">
            <text:p>mm</text:p>
          </table:table-cell>
          <table:table-cell office:value-type="float" office:value="3.49">
            <text:p>3.49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style-name="ce10" table:formula="of:=[.F25]/[.G25]*[.H25]" office:value-type="float" office:value="0.2094">
            <text:p>0.21</text:p>
          </table:table-cell>
          <table:table-cell office:value-type="string">
            <text:p>bottom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crew 4-40 button head 1/8”</text:p>
          </table:table-cell>
          <table:table-cell office:value-type="string">
            <text:p>92949A103</text:p>
          </table:table-cell>
          <table:table-cell office:value-type="string">
            <text:p>mm</text:p>
          </table:table-cell>
          <table:table-cell office:value-type="float" office:value="4.71">
            <text:p>4.7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10" table:formula="of:=[.F26]/[.G26]*[.H26]" office:value-type="float" office:value="0.0942">
            <text:p>0.09</text:p>
          </table:table-cell>
          <table:table-cell office:value-type="string">
            <text:p>backp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crew 4-40 button head 1/4”</text:p>
          </table:table-cell>
          <table:table-cell office:value-type="string">
            <text:p>92949A106</text:p>
          </table:table-cell>
          <table:table-cell office:value-type="string">
            <text:p>mm</text:p>
          </table:table-cell>
          <table:table-cell office:value-type="float" office:value="2.71">
            <text:p>2.7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style-name="ce10" table:formula="of:=[.F27]/[.G27]*[.H27]" office:value-type="float" office:value="0.0813">
            <text:p>0.08</text:p>
          </table:table-cell>
          <table:table-cell office:value-type="string">
            <text:p>top mez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L bracket</text:p>
          </table:table-cell>
          <table:table-cell office:value-type="string">
            <text:p>534-612</text:p>
          </table:table-cell>
          <table:table-cell office:value-type="string">
            <text:p>ms</text:p>
          </table:table-cell>
          <table:table-cell office:value-type="float" office:value="82">
            <text:p>82.0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style-name="ce10" table:formula="of:=[.F28]/[.G28]*[.H28]" office:value-type="float" office:value="0.328">
            <text:p>0.33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29]/[.G29]*[.H29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30]/[.G30]*[.H30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ower supply</text:p>
          </table:table-cell>
          <table:table-cell office:value-type="string">
            <text:p>GS25A12-P1J</text:p>
          </table:table-cell>
          <table:table-cell office:value-type="string">
            <text:p>jameco</text:p>
          </table:table-cell>
          <table:table-cell office:value-type="float" office:value="11">
            <text:p>11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31]/[.G31]*[.H31]" office:value-type="float" office:value="11">
            <text:p>11.00</text:p>
          </table:table-cell>
          <table:table-cell office:value-type="string">
            <text:p>!! must get quo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power cord</text:p>
          </table:table-cell>
          <table:table-cell office:value-type="string">
            <text:p>10W1-01201</text:p>
          </table:table-cell>
          <table:table-cell office:value-type="string">
            <text:p>jameco</text:p>
          </table:table-cell>
          <table:table-cell office:value-type="float" office:value="119.5">
            <text:p>119.5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10" table:formula="of:=[.F32]/[.G32]*[.H32]" office:value-type="float" office:value="2.39">
            <text:p>2.39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sdcard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/>
          <table:table-cell table:style-name="ce10" table:formula="of:=[.F33]/[.G33]*[.H33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34]/[.G34]*[.H34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35]/[.G35]*[.H35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36]/[.G36]*[.H36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ADSP-BF533SKSTZ-5V</text:p>
          </table:table-cell>
          <table:table-cell office:value-type="string">
            <text:p>ADSP-BF533SKSTZ-5V-ND</text:p>
          </table:table-cell>
          <table:table-cell office:value-type="string">
            <text:p>dk</text:p>
          </table:table-cell>
          <table:table-cell office:value-type="float" office:value="2154.33">
            <text:p>2,154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37]/[.G37]*[.H37]" office:value-type="float" office:value="21.5433">
            <text:p>21.54</text:p>
          </table:table-cell>
          <table:table-cell office:value-type="string">
            <text:p>dsp</text:p>
          </table:table-cell>
          <table:table-cell office:value-type="string">
            <text:p>DSP1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AT32UC3A0512-ALUT</text:p>
          </table:table-cell>
          <table:table-cell office:value-type="string">
            <text:p>AT32UC3A0512-ALURCT-ND</text:p>
          </table:table-cell>
          <table:table-cell office:value-type="string">
            <text:p>dk</text:p>
          </table:table-cell>
          <table:table-cell office:value-type="float" office:value="1109.83">
            <text:p>1,109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38]/[.G38]*[.H38]" office:value-type="float" office:value="11.0983">
            <text:p>11.10</text:p>
          </table:table-cell>
          <table:table-cell office:value-type="string">
            <text:p>controller</text:p>
          </table:table-cell>
          <table:table-cell office:value-type="string">
            <text:p>U15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AD1939YSTZ</text:p>
          </table:table-cell>
          <table:table-cell office:value-type="string">
            <text:p>AD1939YSTZ-ND</text:p>
          </table:table-cell>
          <table:table-cell office:value-type="string">
            <text:p>dk</text:p>
          </table:table-cell>
          <table:table-cell office:value-type="float" office:value="1181.16">
            <text:p>1,181.1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39]/[.G39]*[.H39]" office:value-type="float" office:value="11.8116">
            <text:p>11.81</text:p>
          </table:table-cell>
          <table:table-cell office:value-type="string">
            <text:p>audio codec</text:p>
          </table:table-cell>
          <table:table-cell office:value-type="string">
            <text:p>U17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MT48LC32M16A2TG-75:C TR</text:p>
          </table:table-cell>
          <table:table-cell office:value-type="string">
            <text:p>557-1080-1-ND</text:p>
          </table:table-cell>
          <table:table-cell office:value-type="string">
            <text:p>dk</text:p>
          </table:table-cell>
          <table:table-cell office:value-type="float" office:value="1828.86">
            <text:p>1,828.8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0]/[.G40]*[.H40]" office:value-type="float" office:value="18.2886">
            <text:p>18.29</text:p>
          </table:table-cell>
          <table:table-cell office:value-type="string">
            <text:p>sdram for dsp</text:p>
          </table:table-cell>
          <table:table-cell office:value-type="string">
            <text:p>U23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CY62157EV30LL-45ZXI</text:p>
          </table:table-cell>
          <table:table-cell office:value-type="string">
            <text:p>428-2080-5-ND</text:p>
          </table:table-cell>
          <table:table-cell office:value-type="string">
            <text:p>dk</text:p>
          </table:table-cell>
          <table:table-cell office:value-type="float" office:value="864">
            <text:p>864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1]/[.G41]*[.H41]" office:value-type="float" office:value="8.64">
            <text:p>8.64</text:p>
          </table:table-cell>
          <table:table-cell office:value-type="string">
            <text:p>sram for controller</text:p>
          </table:table-cell>
          <table:table-cell office:value-type="string">
            <text:p>U16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string">
            <text:p>AD8606ARZ</text:p>
          </table:table-cell>
          <table:table-cell office:value-type="string">
            <text:p>AD8606ARZ-REEL-ND</text:p>
          </table:table-cell>
          <table:table-cell office:value-type="string">
            <text:p>dk</text:p>
          </table:table-cell>
          <table:table-cell office:value-type="float" office:value="3720">
            <text:p>3,720.00</text:p>
          </table:table-cell>
          <table:table-cell office:value-type="float" office:value="2500">
            <text:p>2500</text:p>
          </table:table-cell>
          <table:table-cell office:value-type="float" office:value="15">
            <text:p>15</text:p>
          </table:table-cell>
          <table:table-cell table:formula="of:=[.F42]/[.G42]*[.H42]" office:value-type="float" office:value="22.32">
            <text:p>22.32</text:p>
          </table:table-cell>
          <table:table-cell office:value-type="string">
            <text:p>audio opamp</text:p>
          </table:table-cell>
          <table:table-cell office:value-type="string">
            <text:p>IC2-IC13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TPS2020D</text:p>
          </table:table-cell>
          <table:table-cell office:value-type="string">
            <text:p>296-2560-5-ND</text:p>
          </table:table-cell>
          <table:table-cell office:value-type="string">
            <text:p>dk</text:p>
          </table:table-cell>
          <table:table-cell office:value-type="float" office:value="215.25">
            <text:p>215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3]/[.G43]*[.H43]" office:value-type="float" office:value="2.1525">
            <text:p>2.15</text:p>
          </table:table-cell>
          <table:table-cell office:value-type="string">
            <text:p>controller host usb power switch</text:p>
          </table:table-cell>
          <table:table-cell office:value-type="string">
            <text:p>U4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AD5686RARUZ</text:p>
          </table:table-cell>
          <table:table-cell office:value-type="string">
            <text:p>AD5686RARUZ-ND</text:p>
          </table:table-cell>
          <table:table-cell office:value-type="string">
            <text:p>dk</text:p>
          </table:table-cell>
          <table:table-cell office:value-type="float" office:value="1262.25">
            <text:p>1,262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4]/[.G44]*[.H44]" office:value-type="float" office:value="12.6225">
            <text:p>12.62</text:p>
          </table:table-cell>
          <table:table-cell office:value-type="string">
            <text:p>dac quad 16-bit, dsp cv out</text:p>
          </table:table-cell>
          <table:table-cell office:value-type="string">
            <text:p>U24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AD7923BRUZ-REEL7</text:p>
          </table:table-cell>
          <table:table-cell office:value-type="string">
            <text:p>AD7923BRUZ-REEL7CT-ND</text:p>
          </table:table-cell>
          <table:table-cell office:value-type="string">
            <text:p>dk</text:p>
          </table:table-cell>
          <table:table-cell office:value-type="float" office:value="453.82">
            <text:p>453.8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5]/[.G45]*[.H45]" office:value-type="float" office:value="4.5382">
            <text:p>4.54</text:p>
          </table:table-cell>
          <table:table-cell office:value-type="string">
            <text:p>adc quad cv controller</text:p>
          </table:table-cell>
          <table:table-cell office:value-type="string">
            <text:p>U2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FDS9431A</text:p>
          </table:table-cell>
          <table:table-cell office:value-type="string">
            <text:p>FDS9431ACT-ND</text:p>
          </table:table-cell>
          <table:table-cell office:value-type="string">
            <text:p>dk</text:p>
          </table:table-cell>
          <table:table-cell office:value-type="float" office:value="43.79">
            <text:p>43.79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6]/[.G46]*[.H46]" office:value-type="float" office:value="0.4379">
            <text:p>0.44</text:p>
          </table:table-cell>
          <table:table-cell office:value-type="string">
            <text:p>dsp power mosfet</text:p>
          </table:table-cell>
          <table:table-cell office:value-type="string">
            <text:p>U10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LM2678SX-5.0/NOPB</text:p>
          </table:table-cell>
          <table:table-cell office:value-type="string">
            <text:p>LM2678SX-5.0/NOPBCT-ND</text:p>
          </table:table-cell>
          <table:table-cell office:value-type="string">
            <text:p>dk</text:p>
          </table:table-cell>
          <table:table-cell office:value-type="float" office:value="267.3">
            <text:p>267.3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7]/[.G47]*[.H47]" office:value-type="float" office:value="2.673">
            <text:p>2.67</text:p>
          </table:table-cell>
          <table:table-cell office:value-type="string">
            <text:p>main power regulator</text:p>
          </table:table-cell>
          <table:table-cell office:value-type="string">
            <text:p>U5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ADP3339AKCZ-3.3-R7</text:p>
          </table:table-cell>
          <table:table-cell office:value-type="string">
            <text:p>ADP3339AKCZ-3.3-R7CT-ND</text:p>
          </table:table-cell>
          <table:table-cell office:value-type="string">
            <text:p>dk</text:p>
          </table:table-cell>
          <table:table-cell office:value-type="float" office:value="290.55">
            <text:p>290.5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F48]/[.G48]*[.H48]" office:value-type="float" office:value="5.811">
            <text:p>5.81</text:p>
          </table:table-cell>
          <table:table-cell office:value-type="string">
            <text:p>3.3v regulator</text:p>
          </table:table-cell>
          <table:table-cell office:value-type="string">
            <text:p>U7, U9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9">
            <text:p>9</text:p>
          </table:table-cell>
          <table:table-cell table:number-columns-repeated="2" office:value-type="string">
            <text:p>MSS1278-153ML_</text:p>
          </table:table-cell>
          <table:table-cell office:value-type="string">
            <text:p>coilcraft</text:p>
          </table:table-cell>
          <table:table-cell office:value-type="float" office:value="270">
            <text:p>270.0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formula="of:=[.F49]/[.G49]*[.H49]" office:value-type="float" office:value="1.08">
            <text:p>1.08</text:p>
          </table:table-cell>
          <table:table-cell office:value-type="string">
            <text:p>main power coil</text:p>
          </table:table-cell>
          <table:table-cell office:value-type="string">
            <text:p>L4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SRR6038-100Y</text:p>
          </table:table-cell>
          <table:table-cell office:value-type="string">
            <text:p>SRR6038-100YCT-ND</text:p>
          </table:table-cell>
          <table:table-cell office:value-type="string">
            <text:p>dk</text:p>
          </table:table-cell>
          <table:table-cell office:value-type="float" office:value="42.75">
            <text:p>42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0]/[.G50]*[.H50]" office:value-type="float" office:value="0.4275">
            <text:p>0.43</text:p>
          </table:table-cell>
          <table:table-cell office:value-type="string">
            <text:p>dsp power coil</text:p>
          </table:table-cell>
          <table:table-cell office:value-type="string">
            <text:p>L8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string">
            <text:p>MBRS360T3G</text:p>
          </table:table-cell>
          <table:table-cell office:value-type="string">
            <text:p>MBRS360T3GOSCT-ND</text:p>
          </table:table-cell>
          <table:table-cell office:value-type="string">
            <text:p>dk</text:p>
          </table:table-cell>
          <table:table-cell office:value-type="float" office:value="211.05">
            <text:p>211.05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F51]/[.G51]*[.H51]" office:value-type="float" office:value="0.4221">
            <text:p>0.42</text:p>
          </table:table-cell>
          <table:table-cell office:value-type="string">
            <text:p>main power diode</text:p>
          </table:table-cell>
          <table:table-cell office:value-type="string">
            <text:p>D13, D14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ASFL1-27.000MHZ-L-T</text:p>
          </table:table-cell>
          <table:table-cell office:value-type="string">
            <text:p>535-10820-2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2]/[.G52]*[.H52]" office:value-type="float" office:value="1.1925">
            <text:p>1.19</text:p>
          </table:table-cell>
          <table:table-cell office:value-type="string">
            <text:p>dsp osc</text:p>
          </table:table-cell>
          <table:table-cell office:value-type="string">
            <text:p>Y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ASFL1-12.288MHZ-L-T</text:p>
          </table:table-cell>
          <table:table-cell office:value-type="string">
            <text:p>535-10810-1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3]/[.G53]*[.H53]" office:value-type="float" office:value="1.1925">
            <text:p>1.19</text:p>
          </table:table-cell>
          <table:table-cell office:value-type="string">
            <text:p>codec osc</text:p>
          </table:table-cell>
          <table:table-cell office:value-type="string">
            <text:p>Y3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ECS-120-18-5PX-TR</text:p>
          </table:table-cell>
          <table:table-cell office:value-type="string">
            <text:p>XC1289CT-ND</text:p>
          </table:table-cell>
          <table:table-cell office:value-type="string">
            <text:p>dk</text:p>
          </table:table-cell>
          <table:table-cell office:value-type="float" office:value="33.75">
            <text:p>33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4]/[.G54]*[.H54]" office:value-type="float" office:value="0.3375">
            <text:p>0.34</text:p>
          </table:table-cell>
          <table:table-cell office:value-type="string">
            <text:p>controller xtal</text:p>
          </table:table-cell>
          <table:table-cell office:value-type="string">
            <text:p>Y2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string">
            <text:p>SJ1-3533NG</text:p>
          </table:table-cell>
          <table:table-cell office:value-type="string">
            <text:p>CP1-3533NG-ND</text:p>
          </table:table-cell>
          <table:table-cell office:value-type="string">
            <text:p>dk</text:p>
          </table:table-cell>
          <table:table-cell office:value-type="float" office:value="287.1">
            <text:p>287.1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55]/[.G55]*[.H55]" office:value-type="float" office:value="0.5742">
            <text:p>0.57</text:p>
          </table:table-cell>
          <table:table-cell office:value-type="string">
            <text:p>3.5mm jack, i2c</text:p>
          </table:table-cell>
          <table:table-cell office:value-type="string">
            <text:p>J6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PJ-102A</text:p>
          </table:table-cell>
          <table:table-cell office:value-type="string">
            <text:p>CP-102A-ND</text:p>
          </table:table-cell>
          <table:table-cell office:value-type="string">
            <text:p>dk</text:p>
          </table:table-cell>
          <table:table-cell office:value-type="float" office:value="174.8">
            <text:p>174.8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56]/[.G56]*[.H56]" office:value-type="float" office:value="0.3496">
            <text:p>0.35</text:p>
          </table:table-cell>
          <table:table-cell office:value-type="string">
            <text:p>power jack 2.1mm x 5.5mm</text:p>
          </table:table-cell>
          <table:table-cell office:value-type="string">
            <text:p>J8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! 2</text:p>
          </table:table-cell>
          <table:table-cell office:value-type="string">
            <text:p>NSJ12HF-1</text:p>
          </table:table-cell>
          <table:table-cell office:value-type="string">
            <text:p>568-NSJ12HF-1</text:p>
          </table:table-cell>
          <table:table-cell office:value-type="string">
            <text:p>ms</text:p>
          </table:table-cell>
          <table:table-cell office:value-type="float" office:value="870">
            <text:p>870.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F57]/[.G57]*[.H57]" office:value-type="float" office:value="6.96">
            <text:p>6.96</text:p>
          </table:table-cell>
          <table:table-cell office:value-type="string">
            <text:p>1/4” audio jack double stack</text:p>
          </table:table-cell>
          <table:table-cell office:value-type="string">
            <text:p>J2-J5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string">
            <text:p>NRJ6HF-1</text:p>
          </table:table-cell>
          <table:table-cell office:value-type="string">
            <text:p>550-20384</text:p>
          </table:table-cell>
          <table:table-cell office:value-type="string">
            <text:p>ms</text:p>
          </table:table-cell>
          <table:table-cell office:value-type="float" office:value="408">
            <text:p>408.00</text:p>
          </table:table-cell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table:formula="of:=[.F58]/[.G58]*[.H58]" office:value-type="float" office:value="1.224">
            <text:p>1.22</text:p>
          </table:table-cell>
          <table:table-cell office:value-type="string">
            <text:p>1/4” audio jack</text:p>
          </table:table-cell>
          <table:table-cell office:value-type="string">
            <text:p>J1, J21, J22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50">
            <text:p>50</text:p>
          </table:table-cell>
          <table:table-cell office:value-type="string">
            <text:p>NRJ-NUT-B</text:p>
          </table:table-cell>
          <table:table-cell office:value-type="string">
            <text:p>550-1005</text:p>
          </table:table-cell>
          <table:table-cell office:value-type="string">
            <text:p>ms</text:p>
          </table:table-cell>
          <table:table-cell office:value-type="float" office:value="87">
            <text:p>87.00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table:formula="of:=[.F59]/[.G59]*[.H59]" office:value-type="float" office:value="1.914">
            <text:p>1.91</text:p>
          </table:table-cell>
          <table:table-cell office:value-type="string">
            <text:p>1/4” audio jack nu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PHA2UEE</text:p>
          </table:table-cell>
          <table:table-cell office:value-type="string">
            <text:p>401-1192-ND</text:p>
          </table:table-cell>
          <table:table-cell office:value-type="string">
            <text:p>dk</text:p>
          </table:table-cell>
          <table:table-cell office:value-type="float" office:value="87.51">
            <text:p>87.5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F60]/[.G60]*[.H60]" office:value-type="float" office:value="1.7502">
            <text:p>1.75</text:p>
          </table:table-cell>
          <table:table-cell office:value-type="string">
            <text:p>power switch, input gain switch</text:p>
          </table:table-cell>
          <table:table-cell office:value-type="string">
            <text:p>J9, J10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G003A</text:p>
          </table:table-cell>
          <table:table-cell office:value-type="string">
            <text:p>CKN10352-ND</text:p>
          </table:table-cell>
          <table:table-cell office:value-type="string">
            <text:p>dk</text:p>
          </table:table-cell>
          <table:table-cell office:value-type="float" office:value="41.63">
            <text:p>41.6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F61]/[.G61]*[.H61]" office:value-type="float" office:value="0.8326">
            <text:p>0.83</text:p>
          </table:table-cell>
          <table:table-cell office:value-type="string">
            <text:p>switch cap, power and ga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LM4040D25IDBZR</text:p>
          </table:table-cell>
          <table:table-cell office:value-type="string">
            <text:p>296-17940-1-ND</text:p>
          </table:table-cell>
          <table:table-cell office:value-type="string">
            <text:p>dk</text:p>
          </table:table-cell>
          <table:table-cell office:value-type="float" office:value="24.84">
            <text:p>24.8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2]/[.G62]*[.H62]" office:value-type="float" office:value="0.2484">
            <text:p>0.25</text:p>
          </table:table-cell>
          <table:table-cell office:value-type="string">
            <text:p>controller ADC vref</text:p>
          </table:table-cell>
          <table:table-cell office:value-type="string">
            <text:p>U22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ZHCS1000TA</text:p>
          </table:table-cell>
          <table:table-cell office:value-type="string">
            <text:p>ZHCS1000CT-ND</text:p>
          </table:table-cell>
          <table:table-cell office:value-type="string">
            <text:p>dk</text:p>
          </table:table-cell>
          <table:table-cell office:value-type="float" office:value="38.63">
            <text:p>38.6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3]/[.G63]*[.H63]" office:value-type="float" office:value="0.3863">
            <text:p>0.39</text:p>
          </table:table-cell>
          <table:table-cell office:value-type="string">
            <text:p>dsp power diode</text:p>
          </table:table-cell>
          <table:table-cell office:value-type="string">
            <text:p>D2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2041021-3</text:p>
          </table:table-cell>
          <table:table-cell office:value-type="string">
            <text:p>35R2925</text:p>
          </table:table-cell>
          <table:table-cell office:value-type="string">
            <text:p>newark</text:p>
          </table:table-cell>
          <table:table-cell office:value-type="float" office:value="117">
            <text:p>117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4]/[.G64]*[.H64]" office:value-type="float" office:value="1.17">
            <text:p>1.17</text:p>
          </table:table-cell>
          <table:table-cell office:value-type="string">
            <text:p>sdcard slot</text:p>
          </table:table-cell>
          <table:table-cell office:value-type="string">
            <text:p>S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 2</text:p>
          </table:table-cell>
          <table:table-cell office:value-type="string">
            <text:p>PVA1 OA H1</text:p>
          </table:table-cell>
          <table:table-cell office:value-type="string">
            <text:p>401-1133-ND</text:p>
          </table:table-cell>
          <table:table-cell office:value-type="string">
            <text:p>dk</text:p>
          </table:table-cell>
          <table:table-cell office:value-type="float" office:value="442">
            <text:p>442.0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[.F65]/[.G65]*[.H65]" office:value-type="float" office:value="4.42">
            <text:p>4.42</text:p>
          </table:table-cell>
          <table:table-cell office:value-type="string">
            <text:p>switch</text:p>
          </table:table-cell>
          <table:table-cell office:value-type="string">
            <text:p>K1-K4, KM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EM14A0D-C24-L064N</text:p>
          </table:table-cell>
          <table:table-cell office:value-type="string">
            <text:p>EM14A0D-C24-L064N-ND</text:p>
          </table:table-cell>
          <table:table-cell office:value-type="string">
            <text:p>dk</text:p>
          </table:table-cell>
          <table:table-cell office:value-type="float" office:value="3761.42">
            <text:p>3,761.42</text:p>
          </table:table-cell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table:formula="of:=[.F66]/[.G66]*[.H66]" office:value-type="float" office:value="60.18272">
            <text:p>60.18</text:p>
          </table:table-cell>
          <table:table-cell office:value-type="string">
            <text:p>encoder</text:p>
          </table:table-cell>
          <table:table-cell office:value-type="string">
            <text:p>E1-E4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6">
            <text:p>6</text:p>
          </table:table-cell>
          <table:table-cell table:number-columns-repeated="2" office:value-type="string">
            <text:p>NHD-2.7-12864UCY3</text:p>
          </table:table-cell>
          <table:table-cell office:value-type="string">
            <text:p>newhaven</text:p>
          </table:table-cell>
          <table:table-cell office:value-type="float" office:value="2400">
            <text:p>2,4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7]/[.G67]*[.H67]" office:value-type="float" office:value="24">
            <text:p>24.00</text:p>
          </table:table-cell>
          <table:table-cell office:value-type="string">
            <text:p>oled scre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">
            <text:p>10</text:p>
          </table:table-cell>
          <table:table-cell table:style-name="ce3" office:value-type="string">
            <text:p>STX-3680-5NB</text:p>
          </table:table-cell>
          <table:table-cell office:value-type="string">
            <text:p>806-STX-3680-5NB</text:p>
          </table:table-cell>
          <table:table-cell office:value-type="string">
            <text:p>ms</text:p>
          </table:table-cell>
          <table:table-cell office:value-type="float" office:value="1300">
            <text:p>1,300.00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table:formula="of:=[.F68]/[.G68]*[.H68]" office:value-type="float" office:value="10.4">
            <text:p>10.40</text:p>
          </table:table-cell>
          <table:table-cell office:value-type="string">
            <text:p>vert 3.5mm jack, CV</text:p>
          </table:table-cell>
          <table:table-cell office:value-type="string">
            <text:p>J12-J19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0">
            <text:p>10</text:p>
          </table:table-cell>
          <table:table-cell table:style-name="ce3" office:value-type="string">
            <text:p>AU-Y1007-R</text:p>
          </table:table-cell>
          <table:table-cell office:value-type="string">
            <text:p>AE9925-ND</text:p>
          </table:table-cell>
          <table:table-cell office:value-type="string">
            <text:p>dk</text:p>
          </table:table-cell>
          <table:table-cell office:value-type="float" office:value="55.66">
            <text:p>55.6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9]/[.G69]*[.H69]" office:value-type="float" office:value="0.5566">
            <text:p>0.56</text:p>
          </table:table-cell>
          <table:table-cell office:value-type="string">
            <text:p>usb device port</text:p>
          </table:table-cell>
          <table:table-cell office:value-type="string">
            <text:p>J7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table:style-name="ce4" office:value-type="string">
            <text:p>A-USB/2-A-E-R</text:p>
          </table:table-cell>
          <table:table-cell office:value-type="string">
            <text:p>AE10400-ND</text:p>
          </table:table-cell>
          <table:table-cell office:value-type="string">
            <text:p>dk</text:p>
          </table:table-cell>
          <table:table-cell office:value-type="float" office:value="94.82">
            <text:p>94.8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0]/[.G70]*[.H70]" office:value-type="float" office:value="0.9482">
            <text:p>0.95</text:p>
          </table:table-cell>
          <table:table-cell office:value-type="string">
            <text:p>usb host port</text:p>
          </table:table-cell>
          <table:table-cell office:value-type="string">
            <text:p>J1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 2</text:p>
          </table:table-cell>
          <table:table-cell office:value-type="string">
            <text:p>EVJ-Y15F03D14</text:p>
          </table:table-cell>
          <table:table-cell office:value-type="string">
            <text:p>P2L6103-ND</text:p>
          </table:table-cell>
          <table:table-cell office:value-type="string">
            <text:p>dk</text:p>
          </table:table-cell>
          <table:table-cell office:value-type="float" office:value="401.7">
            <text:p>401.7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F71]/[.G71]*[.H71]" office:value-type="float" office:value="3.2136">
            <text:p>3.21</text:p>
          </table:table-cell>
          <table:table-cell office:value-type="string">
            <text:p>audio pot</text:p>
          </table:table-cell>
          <table:table-cell office:value-type="string">
            <text:p>P2-P5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SN74LVC2G14DBVR</text:p>
          </table:table-cell>
          <table:table-cell office:value-type="string">
            <text:p>296-13010-1-ND</text:p>
          </table:table-cell>
          <table:table-cell office:value-type="string">
            <text:p>dk</text:p>
          </table:table-cell>
          <table:table-cell office:value-type="float" office:value="136.2">
            <text:p>136.2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72]/[.G72]*[.H72]" office:value-type="float" office:value="0.2724">
            <text:p>0.27</text:p>
          </table:table-cell>
          <table:table-cell office:value-type="string">
            <text:p>inverter dual, debouncing</text:p>
          </table:table-cell>
          <table:table-cell office:value-type="string">
            <text:p>U26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SN74AHCT14D</text:p>
          </table:table-cell>
          <table:table-cell office:value-type="string">
            <text:p>296-1474-1-ND</text:p>
          </table:table-cell>
          <table:table-cell office:value-type="string">
            <text:p>dk</text:p>
          </table:table-cell>
          <table:table-cell office:value-type="float" office:value="84">
            <text:p>84.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73]/[.G73]*[.H73]" office:value-type="float" office:value="0.168">
            <text:p>0.17</text:p>
          </table:table-cell>
          <table:table-cell office:value-type="string">
            <text:p>inverter hex, debouncing</text:p>
          </table:table-cell>
          <table:table-cell office:value-type="string">
            <text:p>U25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AD8567ARUZ-REEL</text:p>
          </table:table-cell>
          <table:table-cell office:value-type="string">
            <text:p>AD8567ARUZ-REELCT-ND</text:p>
          </table:table-cell>
          <table:table-cell office:value-type="string">
            <text:p>dk</text:p>
          </table:table-cell>
          <table:table-cell office:value-type="float" office:value="189">
            <text:p>189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4]/[.G74]*[.H74]" office:value-type="float" office:value="1.89">
            <text:p>1.89</text:p>
          </table:table-cell>
          <table:table-cell office:value-type="string">
            <text:p>op amp, cv out gain</text:p>
          </table:table-cell>
          <table:table-cell office:value-type="string">
            <text:p>IC1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00">
            <text:p>100</text:p>
          </table:table-cell>
          <table:table-cell office:value-type="string">
            <text:p>1N4148W-V-GS08</text:p>
          </table:table-cell>
          <table:table-cell office:value-type="string">
            <text:p>625-1N4148W-V</text:p>
          </table:table-cell>
          <table:table-cell office:value-type="string">
            <text:p>ms</text:p>
          </table:table-cell>
          <table:table-cell office:value-type="float" office:value="70">
            <text:p>70.00</text:p>
          </table:table-cell>
          <table:table-cell office:value-type="float" office:value="3000">
            <text:p>3000</text:p>
          </table:table-cell>
          <table:table-cell office:value-type="float" office:value="10">
            <text:p>10</text:p>
          </table:table-cell>
          <table:table-cell table:formula="of:=[.F75]/[.G75]*[.H75]" office:value-type="float" office:value="0.233333333333333">
            <text:p>0.23</text:p>
          </table:table-cell>
          <table:table-cell office:value-type="string">
            <text:p>diodes</text:p>
          </table:table-cell>
          <table:table-cell table:number-columns-repeated="1014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ATMEGA32U4-AUR</text:p>
          </table:table-cell>
          <table:table-cell office:value-type="string">
            <text:p>ATMEGA32U4-AURDKR-ND</text:p>
          </table:table-cell>
          <table:table-cell office:value-type="string">
            <text:p>dk</text:p>
          </table:table-cell>
          <table:table-cell office:value-type="float" office:value="418.62">
            <text:p>418.6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6]/[.G76]*[.H76]" office:value-type="float" office:value="4.1862">
            <text:p>4.19</text:p>
          </table:table-cell>
          <table:table-cell office:value-type="string">
            <text:p>avr for usb-uart</text:p>
          </table:table-cell>
          <table:table-cell office:value-type="string">
            <text:p>U6</text:p>
          </table:table-cell>
          <table:table-cell table:number-columns-repeated="1013"/>
        </table:table-row>
        <table:table-row table:style-name="ro4">
          <table:table-cell table:number-columns-repeated="5"/>
          <table:table-cell/>
          <table:table-cell table:number-columns-repeated="2" office:value-type="float" office:value="1">
            <text:p>1</text:p>
          </table:table-cell>
          <table:table-cell table:formula="of:=[.F77]/[.G77]*[.H77]" office:value-type="float" office:value="0">
            <text:p>0.00</text:p>
          </table:table-cell>
          <table:table-cell office:value-type="string">
            <text:p>header, 2x5 right angle, AVR JTAG</text:p>
          </table:table-cell>
          <table:table-cell table:number-columns-repeated="1014"/>
        </table:table-row>
        <table:table-row table:style-name="ro4">
          <table:table-cell office:value-type="string">
            <text:p>x</text:p>
          </table:table-cell>
          <table:table-cell office:value-type="string">
            <text:p>! 2</text:p>
          </table:table-cell>
          <table:table-cell office:value-type="string">
            <text:p>BAS70-04-E3-08</text:p>
          </table:table-cell>
          <table:table-cell office:value-type="string">
            <text:p>BAS70-04-E3-08DKR-ND</text:p>
          </table:table-cell>
          <table:table-cell office:value-type="string">
            <text:p>dk</text:p>
          </table:table-cell>
          <table:table-cell office:value-type="float" office:value="93.6">
            <text:p>93.60</text:p>
          </table:table-cell>
          <table:table-cell office:value-type="float" office:value="1000">
            <text:p>1000</text:p>
          </table:table-cell>
          <table:table-cell office:value-type="float" office:value="6">
            <text:p>6</text:p>
          </table:table-cell>
          <table:table-cell table:formula="of:=[.F78]/[.G78]*[.H78]" office:value-type="float" office:value="0.5616">
            <text:p>0.56</text:p>
          </table:table-cell>
          <table:table-cell office:value-type="string">
            <text:p>protection diodes</text:p>
          </table:table-cell>
          <table:table-cell office:value-type="string">
            <text:p>U1, U2, U11-U14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LMR62014XMF/NOPB</text:p>
          </table:table-cell>
          <table:table-cell office:value-type="string">
            <text:p>LMR62014XMF/NOPBDKR-ND</text:p>
          </table:table-cell>
          <table:table-cell office:value-type="string">
            <text:p>dk</text:p>
          </table:table-cell>
          <table:table-cell office:value-type="float" office:value="66.83">
            <text:p>66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9]/[.G79]*[.H79]" office:value-type="float" office:value="0.6683">
            <text:p>0.67</text:p>
          </table:table-cell>
          <table:table-cell office:value-type="string">
            <text:p>power boost converter, 12V system</text:p>
          </table:table-cell>
          <table:table-cell office:value-type="string">
            <text:p>U2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MBR0520L-TP</text:p>
          </table:table-cell>
          <table:table-cell office:value-type="string">
            <text:p>MBR0520L-TPMSDKR-ND</text:p>
          </table:table-cell>
          <table:table-cell office:value-type="string">
            <text:p>dk</text:p>
          </table:table-cell>
          <table:table-cell office:value-type="float" office:value="18">
            <text:p>18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0]/[.G80]*[.H80]" office:value-type="float" office:value="0.18">
            <text:p>0.18</text:p>
          </table:table-cell>
          <table:table-cell office:value-type="string">
            <text:p>diode for 12V</text:p>
          </table:table-cell>
          <table:table-cell office:value-type="string">
            <text:p>D1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EVQ-PNF04M</text:p>
          </table:table-cell>
          <table:table-cell office:value-type="string">
            <text:p>P13597SDKR-ND</text:p>
          </table:table-cell>
          <table:table-cell office:value-type="string">
            <text:p>dk</text:p>
          </table:table-cell>
          <table:table-cell office:value-type="float" office:value="51.92">
            <text:p>51.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1]/[.G81]*[.H81]" office:value-type="float" office:value="0.5192">
            <text:p>0.52</text:p>
          </table:table-cell>
          <table:table-cell office:value-type="string">
            <text:p>controller reset sw</text:p>
          </table:table-cell>
          <table:table-cell office:value-type="string">
            <text:p>SW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TPA6111A2DR</text:p>
          </table:table-cell>
          <table:table-cell office:value-type="string">
            <text:p>296-10846-6-ND</text:p>
          </table:table-cell>
          <table:table-cell office:value-type="string">
            <text:p>dk</text:p>
          </table:table-cell>
          <table:table-cell office:value-type="float" office:value="69.8">
            <text:p>69.8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2]/[.G82]*[.H82]" office:value-type="float" office:value="0.698">
            <text:p>0.70</text:p>
          </table:table-cell>
          <table:table-cell office:value-type="string">
            <text:p>headphone amp</text:p>
          </table:table-cell>
          <table:table-cell office:value-type="string">
            <text:p>U8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!</text:p>
          </table:table-cell>
          <table:table-cell table:number-columns-repeated="2" office:value-type="string">
            <text:p>XAL7030-103</text:p>
          </table:table-cell>
          <table:table-cell office:value-type="string">
            <text:p>coilcraft</text:p>
          </table:table-cell>
          <table:table-cell office:value-type="float" office:value="870">
            <text:p>870.0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formula="of:=[.F83]/[.G83]*[.H83]" office:value-type="float" office:value="0.87">
            <text:p>0.87</text:p>
          </table:table-cell>
          <table:table-cell office:value-type="string">
            <text:p>coil for 12V</text:p>
          </table:table-cell>
          <table:table-cell office:value-type="string">
            <text:p>L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NX5032GA-16MHZ-STD-CSK-4</text:p>
          </table:table-cell>
          <table:table-cell office:value-type="string">
            <text:p>644-1187-6-ND</text:p>
          </table:table-cell>
          <table:table-cell office:value-type="string">
            <text:p>dk</text:p>
          </table:table-cell>
          <table:table-cell office:value-type="float" office:value="60.75">
            <text:p>60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4]/[.G84]*[.H84]" office:value-type="float" office:value="0.6075">
            <text:p>0.61</text:p>
          </table:table-cell>
          <table:table-cell office:value-type="string">
            <text:p>xtal for avr usb bridge</text:p>
          </table:table-cell>
          <table:table-cell office:value-type="string">
            <text:p>X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MMZ1608B601C</text:p>
          </table:table-cell>
          <table:table-cell office:value-type="string">
            <text:p>445-2166-1-ND</text:p>
          </table:table-cell>
          <table:table-cell office:value-type="string">
            <text:p>dk</text:p>
          </table:table-cell>
          <table:table-cell office:value-type="float" office:value="14.52">
            <text:p>14.52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table:formula="of:=[.F85]/[.G85]*[.H85]" office:value-type="float" office:value="0.20328">
            <text:p>0.20</text:p>
          </table:table-cell>
          <table:table-cell office:value-type="string">
            <text:p>ADC filter, power separ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PPTC142LFBN-RC</text:p>
          </table:table-cell>
          <table:table-cell office:value-type="string">
            <text:p>S7082-ND</text:p>
          </table:table-cell>
          <table:table-cell office:value-type="string">
            <text:p>dk</text:p>
          </table:table-cell>
          <table:table-cell office:value-type="float" office:value="124.92">
            <text:p>124.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6]/[.G86]*[.H86]" office:value-type="float" office:value="1.2492">
            <text:p>1.25</text:p>
          </table:table-cell>
          <table:table-cell office:value-type="string">
            <text:p>F-header 2x14, interface</text:p>
          </table:table-cell>
          <table:table-cell office:value-type="string">
            <text:p>P8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PPTC062LFBN-RC</text:p>
          </table:table-cell>
          <table:table-cell office:value-type="string">
            <text:p>S7074-ND</text:p>
          </table:table-cell>
          <table:table-cell office:value-type="string">
            <text:p>dk</text:p>
          </table:table-cell>
          <table:table-cell office:value-type="float" office:value="59.6">
            <text:p>59.6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7]/[.G87]*[.H87]" office:value-type="float" office:value="0.596">
            <text:p>0.60</text:p>
          </table:table-cell>
          <table:table-cell office:value-type="string">
            <text:p>F-header 2x6, audio</text:p>
          </table:table-cell>
          <table:table-cell office:value-type="string">
            <text:p>P6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string">
            <text:p>PEC36DAEN</text:p>
          </table:table-cell>
          <table:table-cell table:number-columns-repeated="2"/>
          <table:table-cell office:value-type="float" office:value="400">
            <text:p>4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8]/[.G88]*[.H88]" office:value-type="float" office:value="4">
            <text:p>4.00</text:p>
          </table:table-cell>
          <table:table-cell office:value-type="string">
            <text:p>M-headers (cut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PPTC201LFBN-RC</text:p>
          </table:table-cell>
          <table:table-cell office:value-type="string">
            <text:p>S7018-ND</text:p>
          </table:table-cell>
          <table:table-cell office:value-type="string">
            <text:p>dk</text:p>
          </table:table-cell>
          <table:table-cell office:value-type="float" office:value="93.4">
            <text:p>93.4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9]/[.G89]*[.H89]" office:value-type="float" office:value="0.934">
            <text:p>0.93</text:p>
          </table:table-cell>
          <table:table-cell office:value-type="string">
            <text:p>F-header 1x20, oled</text:p>
          </table:table-cell>
          <table:table-cell office:value-type="string">
            <text:p>JP1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string">
            <text:p>PREC040SAAN-RC</text:p>
          </table:table-cell>
          <table:table-cell office:value-type="string">
            <text:p>S1012EC-40-ND</text:p>
          </table:table-cell>
          <table:table-cell office:value-type="string">
            <text:p>dk</text:p>
          </table:table-cell>
          <table:table-cell office:value-type="float" office:value="37.8">
            <text:p>37.8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[.F90]/[.G90]*[.H90]" office:value-type="float" office:value="0.189">
            <text:p>0.19</text:p>
          </table:table-cell>
          <table:table-cell office:value-type="string">
            <text:p>M-header, oled (cut)</text:p>
          </table:table-cell>
          <table:table-cell table:number-columns-repeated="1014"/>
        </table:table-row>
        <table:table-row table:style-name="ro4" table:number-rows-repeated="6">
          <table:table-cell table:number-columns-repeated="1024"/>
        </table:table-row>
        <table:table-row table:style-name="ro6">
          <table:table-cell table:number-columns-repeated="2"/>
          <table:table-cell office:value-type="string">
            <text:p>T491A475K010AT</text:p>
          </table:table-cell>
          <table:table-cell office:value-type="string">
            <text:p>399-3696-2-ND</text:p>
          </table:table-cell>
          <table:table-cell office:value-type="string">
            <text:p>dk</text:p>
          </table:table-cell>
          <table:table-cell office:value-type="float" office:value="151.2">
            <text:p>151.20</text:p>
          </table:table-cell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table:formula="of:=[.F97]/[.G97]*[.H97]" office:value-type="float" office:value="0.4536">
            <text:p>0.45</text:p>
          </table:table-cell>
          <table:table-cell office:value-type="string">
            <text:p>cap 4.7u tant 1206</text:p>
          </table:table-cell>
          <table:table-cell table:number-columns-repeated="1014"/>
        </table:table-row>
        <table:table-row table:style-name="ro6">
          <table:table-cell office:value-type="string">
            <text:p>x</text:p>
          </table:table-cell>
          <table:table-cell office:value-type="string">
            <text:p>! 22</text:p>
          </table:table-cell>
          <table:table-cell office:value-type="string">
            <text:p>T491A106K010AT</text:p>
          </table:table-cell>
          <table:table-cell office:value-type="string">
            <text:p>399-3684-2-ND</text:p>
          </table:table-cell>
          <table:table-cell office:value-type="string">
            <text:p>dk</text:p>
          </table:table-cell>
          <table:table-cell office:value-type="float" office:value="327.08">
            <text:p>327.08</text:p>
          </table:table-cell>
          <table:table-cell office:value-type="float" office:value="4000">
            <text:p>4000</text:p>
          </table:table-cell>
          <table:table-cell office:value-type="float" office:value="36">
            <text:p>36</text:p>
          </table:table-cell>
          <table:table-cell table:formula="of:=[.F98]/[.G98]*[.H98]" office:value-type="float" office:value="2.94372">
            <text:p>2.94</text:p>
          </table:table-cell>
          <table:table-cell office:value-type="string">
            <text:p>cap 10u tant 1206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T491A226K010AT</text:p>
          </table:table-cell>
          <table:table-cell office:value-type="string">
            <text:p>399-8280-2-ND</text:p>
          </table:table-cell>
          <table:table-cell office:value-type="string">
            <text:p>dk</text:p>
          </table:table-cell>
          <table:table-cell office:value-type="float" office:value="352">
            <text:p>352.00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formula="of:=[.F99]/[.G99]*[.H99]" office:value-type="float" office:value="0.176">
            <text:p>0.18</text:p>
          </table:table-cell>
          <table:table-cell office:value-type="string">
            <text:p>cap 22u tant 1206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T491A476M006AT</text:p>
          </table:table-cell>
          <table:table-cell office:value-type="string">
            <text:p>399-3700-1-ND</text:p>
          </table:table-cell>
          <table:table-cell office:value-type="string">
            <text:p>dk</text:p>
          </table:table-cell>
          <table:table-cell office:value-type="float" office:value="334.4">
            <text:p>334.40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formula="of:=[.F100]/[.G100]*[.H100]" office:value-type="float" office:value="0.1672">
            <text:p>0.17</text:p>
          </table:table-cell>
          <table:table-cell office:value-type="string">
            <text:p>cap 47u tant 1206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T491A686K006AT</text:p>
          </table:table-cell>
          <table:table-cell office:value-type="string">
            <text:p>399-4698-2-ND</text:p>
          </table:table-cell>
          <table:table-cell office:value-type="string">
            <text:p>dk</text:p>
          </table:table-cell>
          <table:table-cell office:value-type="float" office:value="352">
            <text:p>352.00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table:formula="of:=[.F101]/[.G101]*[.H101]" office:value-type="float" office:value="0.352">
            <text:p>0.35</text:p>
          </table:table-cell>
          <table:table-cell office:value-type="string">
            <text:p>cap 68u tant 1206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TAJB107M010RNJ</text:p>
          </table:table-cell>
          <table:table-cell office:value-type="string">
            <text:p>478-5801-2-ND</text:p>
          </table:table-cell>
          <table:table-cell office:value-type="string">
            <text:p>dk</text:p>
          </table:table-cell>
          <table:table-cell office:value-type="float" office:value="770">
            <text:p>770.00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table:formula="of:=[.F102]/[.G102]*[.H102]" office:value-type="float" office:value="0.77">
            <text:p>0.77</text:p>
          </table:table-cell>
          <table:table-cell office:value-type="string">
            <text:p>cap 100u tant 1210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T495C226K016ZTE350</text:p>
          </table:table-cell>
          <table:table-cell office:value-type="string">
            <text:p>495-1540-2-ND</text:p>
          </table:table-cell>
          <table:table-cell office:value-type="string">
            <text:p>dk</text:p>
          </table:table-cell>
          <table:table-cell office:value-type="float" office:value="210.38">
            <text:p>210.38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table:formula="of:=[.F103]/[.G103]*[.H103]" office:value-type="float" office:value="0.280506666666667">
            <text:p>0.28</text:p>
          </table:table-cell>
          <table:table-cell office:value-type="string">
            <text:p>cap 22u tant 6032 (power in)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T495L107K010ZTE180</text:p>
          </table:table-cell>
          <table:table-cell office:value-type="string">
            <text:p>399-5193-2-ND</text:p>
          </table:table-cell>
          <table:table-cell office:value-type="string">
            <text:p>dk</text:p>
          </table:table-cell>
          <table:table-cell office:value-type="float" office:value="390.6">
            <text:p>390.60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F104]/[.G104]*[.H104]" office:value-type="float" office:value="0.7812">
            <text:p>0.78</text:p>
          </table:table-cell>
          <table:table-cell office:value-type="string">
            <text:p>cap 100u tant 7374 (power out)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C1608C0G1H080D080AA</text:p>
          </table:table-cell>
          <table:table-cell office:value-type="string">
            <text:p>445-5043-2-ND </text:p>
          </table:table-cell>
          <table:table-cell office:value-type="string">
            <text:p>dk</text:p>
          </table:table-cell>
          <table:table-cell office:value-type="float" office:value="32.2">
            <text:p>32.20</text:p>
          </table:table-cell>
          <table:table-cell office:value-type="float" office:value="4000">
            <text:p>4000</text:p>
          </table:table-cell>
          <table:table-cell office:value-type="float" office:value="2">
            <text:p>2</text:p>
          </table:table-cell>
          <table:table-cell table:formula="of:=[.F105]/[.G105]*[.H105]" office:value-type="float" office:value="0.0161">
            <text:p>0.02</text:p>
          </table:table-cell>
          <table:table-cell office:value-type="string">
            <text:p>cap 8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1608C0G1H180J080AA</text:p>
          </table:table-cell>
          <table:table-cell office:value-type="string">
            <text:p>445-1272-2-ND</text:p>
          </table:table-cell>
          <table:table-cell office:value-type="string">
            <text:p>dk</text:p>
          </table:table-cell>
          <table:table-cell office:value-type="float" office:value="23">
            <text:p>23.00</text:p>
          </table:table-cell>
          <table:table-cell office:value-type="float" office:value="4000">
            <text:p>4000</text:p>
          </table:table-cell>
          <table:table-cell office:value-type="float" office:value="2">
            <text:p>2</text:p>
          </table:table-cell>
          <table:table-cell table:formula="of:=[.F106]/[.G106]*[.H106]" office:value-type="float" office:value="0.0115">
            <text:p>0.01</text:p>
          </table:table-cell>
          <table:table-cell office:value-type="string">
            <text:p>cap 18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1608C0G1H101J080AA</text:p>
          </table:table-cell>
          <table:table-cell office:value-type="string">
            <text:p>445-1281-2-ND</text:p>
          </table:table-cell>
          <table:table-cell office:value-type="string">
            <text:p>dk</text:p>
          </table:table-cell>
          <table:table-cell office:value-type="float" office:value="20.24">
            <text:p>20.24</text:p>
          </table:table-cell>
          <table:table-cell office:value-type="float" office:value="4000">
            <text:p>4000</text:p>
          </table:table-cell>
          <table:table-cell office:value-type="float" office:value="18">
            <text:p>18</text:p>
          </table:table-cell>
          <table:table-cell table:formula="of:=[.F107]/[.G107]*[.H107]" office:value-type="float" office:value="0.09108">
            <text:p>0.09</text:p>
          </table:table-cell>
          <table:table-cell office:value-type="string">
            <text:p>cap 100p 0603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C0603C121J5GACTU</text:p>
          </table:table-cell>
          <table:table-cell office:value-type="string">
            <text:p>399-1062-2-ND</text:p>
          </table:table-cell>
          <table:table-cell office:value-type="string">
            <text:p>dk</text:p>
          </table:table-cell>
          <table:table-cell office:value-type="float" office:value="32.2">
            <text:p>32.20</text:p>
          </table:table-cell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table:formula="of:=[.F108]/[.G108]*[.H108]" office:value-type="float" office:value="0.0644">
            <text:p>0.06</text:p>
          </table:table-cell>
          <table:table-cell office:value-type="string">
            <text:p>cap 120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C221JB8NNNC</text:p>
          </table:table-cell>
          <table:table-cell office:value-type="string">
            <text:p>1276-1048-2-ND</text:p>
          </table:table-cell>
          <table:table-cell office:value-type="string">
            <text:p>dk</text:p>
          </table:table-cell>
          <table:table-cell office:value-type="float" office:value="27.6">
            <text:p>27.60</text:p>
          </table:table-cell>
          <table:table-cell office:value-type="float" office:value="4000">
            <text:p>4000</text:p>
          </table:table-cell>
          <table:table-cell office:value-type="float" office:value="5">
            <text:p>5</text:p>
          </table:table-cell>
          <table:table-cell table:formula="of:=[.F109]/[.G109]*[.H109]" office:value-type="float" office:value="0.0345">
            <text:p>0.03</text:p>
          </table:table-cell>
          <table:table-cell office:value-type="string">
            <text:p>cap 220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C331JB8NNNC</text:p>
          </table:table-cell>
          <table:table-cell office:value-type="string">
            <text:p>1276-1073-2-ND</text:p>
          </table:table-cell>
          <table:table-cell office:value-type="string">
            <text:p>dk</text:p>
          </table:table-cell>
          <table:table-cell office:value-type="float" office:value="34.04">
            <text:p>34.04</text:p>
          </table:table-cell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table:formula="of:=[.F110]/[.G110]*[.H110]" office:value-type="float" office:value="0.03404">
            <text:p>0.03</text:p>
          </table:table-cell>
          <table:table-cell office:value-type="string">
            <text:p>cap 330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C0603KRX7R9BB391</text:p>
          </table:table-cell>
          <table:table-cell office:value-type="string">
            <text:p>311-1187-2-ND</text:p>
          </table:table-cell>
          <table:table-cell office:value-type="string">
            <text:p>dk</text:p>
          </table:table-cell>
          <table:table-cell office:value-type="float" office:value="34.78">
            <text:p>34.78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table:formula="of:=[.F111]/[.G111]*[.H111]" office:value-type="float" office:value="0.008695">
            <text:p>0.01</text:p>
          </table:table-cell>
          <table:table-cell office:value-type="string">
            <text:p>cap 390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C471JB8NCNC</text:p>
          </table:table-cell>
          <table:table-cell office:value-type="string">
            <text:p>1276-2302-2-ND</text:p>
          </table:table-cell>
          <table:table-cell office:value-type="string">
            <text:p>dk</text:p>
          </table:table-cell>
          <table:table-cell office:value-type="float" office:value="15.18">
            <text:p>15.18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table:formula="of:=[.F112]/[.G112]*[.H112]" office:value-type="float" office:value="0.003795">
            <text:p>0.00</text:p>
          </table:table-cell>
          <table:table-cell office:value-type="string">
            <text:p>cap 470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1608X7R1H681K</text:p>
          </table:table-cell>
          <table:table-cell office:value-type="string">
            <text:p>445-5077-2-ND</text:p>
          </table:table-cell>
          <table:table-cell office:value-type="string">
            <text:p>dk</text:p>
          </table:table-cell>
          <table:table-cell office:value-type="float" office:value="23.92">
            <text:p>23.92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table:formula="of:=[.F113]/[.G113]*[.H113]" office:value-type="float" office:value="0.00598">
            <text:p>0.01</text:p>
          </table:table-cell>
          <table:table-cell office:value-type="string">
            <text:p>cap 680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B102KB8NNNC</text:p>
          </table:table-cell>
          <table:table-cell office:value-type="string">
            <text:p>1276-1018-2-ND</text:p>
          </table:table-cell>
          <table:table-cell office:value-type="string">
            <text:p>dk</text:p>
          </table:table-cell>
          <table:table-cell office:value-type="float" office:value="15.41">
            <text:p>15.41</text:p>
          </table:table-cell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table:formula="of:=[.F114]/[.G114]*[.H114]" office:value-type="float" office:value="0.03082">
            <text:p>0.03</text:p>
          </table:table-cell>
          <table:table-cell office:value-type="string">
            <text:p>cap 1n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B222KB8SFNC</text:p>
          </table:table-cell>
          <table:table-cell office:value-type="string">
            <text:p>1276-1992-2-ND</text:p>
          </table:table-cell>
          <table:table-cell office:value-type="string">
            <text:p>dk</text:p>
          </table:table-cell>
          <table:table-cell office:value-type="float" office:value="12.33">
            <text:p>12.33</text:p>
          </table:table-cell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table:formula="of:=[.F115]/[.G115]*[.H115]" office:value-type="float" office:value="0.01233">
            <text:p>0.01</text:p>
          </table:table-cell>
          <table:table-cell office:value-type="string">
            <text:p>cap 2.2n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B272KB8SFNC</text:p>
          </table:table-cell>
          <table:table-cell office:value-type="string">
            <text:p>1276-2023-2-ND</text:p>
          </table:table-cell>
          <table:table-cell office:value-type="string">
            <text:p>dk</text:p>
          </table:table-cell>
          <table:table-cell office:value-type="float" office:value="12.33">
            <text:p>12.33</text:p>
          </table:table-cell>
          <table:table-cell office:value-type="float" office:value="4000">
            <text:p>4000</text:p>
          </table:table-cell>
          <table:table-cell office:value-type="float" office:value="5">
            <text:p>5</text:p>
          </table:table-cell>
          <table:table-cell table:formula="of:=[.F116]/[.G116]*[.H116]" office:value-type="float" office:value="0.0154125">
            <text:p>0.02</text:p>
          </table:table-cell>
          <table:table-cell office:value-type="string">
            <text:p>Cap 2.7n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B562KB8SFNC</text:p>
          </table:table-cell>
          <table:table-cell office:value-type="string">
            <text:p>1276-2092-2-ND</text:p>
          </table:table-cell>
          <table:table-cell office:value-type="string">
            <text:p>dk</text:p>
          </table:table-cell>
          <table:table-cell office:value-type="float" office:value="12.33">
            <text:p>12.33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table:formula="of:=[.F117]/[.G117]*[.H117]" office:value-type="float" office:value="0.0030825">
            <text:p>0.00</text:p>
          </table:table-cell>
          <table:table-cell office:value-type="string">
            <text:p>Cap 5.6n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B333KB8SFNC</text:p>
          </table:table-cell>
          <table:table-cell office:value-type="string">
            <text:p>1276-2023-2-ND</text:p>
          </table:table-cell>
          <table:table-cell office:value-type="string">
            <text:p>dk</text:p>
          </table:table-cell>
          <table:table-cell office:value-type="float" office:value="18.95">
            <text:p>18.95</text:p>
          </table:table-cell>
          <table:table-cell office:value-type="float" office:value="4000">
            <text:p>4000</text:p>
          </table:table-cell>
          <table:table-cell office:value-type="float" office:value="11">
            <text:p>11</text:p>
          </table:table-cell>
          <table:table-cell table:formula="of:=[.F118]/[.G118]*[.H118]" office:value-type="float" office:value="0.0521125">
            <text:p>0.05</text:p>
          </table:table-cell>
          <table:table-cell office:value-type="string">
            <text:p>cap 33n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C0603ZRY5V9BB104</text:p>
          </table:table-cell>
          <table:table-cell office:value-type="string">
            <text:p>311-1343-2-ND</text:p>
          </table:table-cell>
          <table:table-cell office:value-type="string">
            <text:p>dk</text:p>
          </table:table-cell>
          <table:table-cell office:value-type="float" office:value="23.35">
            <text:p>23.35</text:p>
          </table:table-cell>
          <table:table-cell office:value-type="float" office:value="8000">
            <text:p>8000</text:p>
          </table:table-cell>
          <table:table-cell office:value-type="float" office:value="61">
            <text:p>61</text:p>
          </table:table-cell>
          <table:table-cell table:formula="of:=[.F119]/[.G119]*[.H119]" office:value-type="float" office:value="0.17804375">
            <text:p>0.18</text:p>
          </table:table-cell>
          <table:table-cell office:value-type="string">
            <text:p>cap 100n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UMK107BJ105KA-T</text:p>
          </table:table-cell>
          <table:table-cell office:value-type="string">
            <text:p>587-2400-2-ND</text:p>
          </table:table-cell>
          <table:table-cell office:value-type="string">
            <text:p>dk</text:p>
          </table:table-cell>
          <table:table-cell office:value-type="float" office:value="94.6">
            <text:p>94.60</text:p>
          </table:table-cell>
          <table:table-cell office:value-type="float" office:value="4000">
            <text:p>4000</text:p>
          </table:table-cell>
          <table:table-cell office:value-type="float" office:value="12">
            <text:p>12</text:p>
          </table:table-cell>
          <table:table-cell table:formula="of:=[.F120]/[.G120]*[.H120]" office:value-type="float" office:value="0.2838">
            <text:p>0.28</text:p>
          </table:table-cell>
          <table:table-cell office:value-type="string">
            <text:p>cap 1u 0603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number-columns-repeated="3"/>
          <table:table-cell table:formula="of:=[.F121]/[.G121]*[.H121]" office:value-type="float" office:value="0">
            <text:p>#DIV/0!</text:p>
          </table:table-cell>
          <table:table-cell table:number-columns-repeated="1015"/>
        </table:table-row>
        <table:table-row table:style-name="ro7">
          <table:table-cell table:number-columns-repeated="2"/>
          <table:table-cell office:value-type="string">
            <text:p>RC0603JR-070RL</text:p>
          </table:table-cell>
          <table:table-cell office:value-type="string">
            <text:p>311-0.0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12">
            <text:p>12</text:p>
          </table:table-cell>
          <table:table-cell table:formula="of:=[.F122]/[.G122]*[.H122]" office:value-type="float" office:value="0.015744">
            <text:p>0.02</text:p>
          </table:table-cell>
          <table:table-cell office:value-type="string">
            <text:p>res 0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JR-0722RL</text:p>
          </table:table-cell>
          <table:table-cell office:value-type="string">
            <text:p>311-22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3">
            <text:p>3</text:p>
          </table:table-cell>
          <table:table-cell table:formula="of:=[.F123]/[.G123]*[.H123]" office:value-type="float" office:value="0.003936">
            <text:p>0.00</text:p>
          </table:table-cell>
          <table:table-cell office:value-type="string">
            <text:p>Res 22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JR-0733RL</text:p>
          </table:table-cell>
          <table:table-cell office:value-type="string">
            <text:p>311-33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table:formula="of:=[.F124]/[.G124]*[.H124]" office:value-type="float" office:value="0.002624">
            <text:p>0.00</text:p>
          </table:table-cell>
          <table:table-cell office:value-type="string">
            <text:p>Res 33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JR-0739RL</text:p>
          </table:table-cell>
          <table:table-cell office:value-type="string">
            <text:p>311-39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table:formula="of:=[.F125]/[.G125]*[.H125]" office:value-type="float" office:value="0.002624">
            <text:p>0.00</text:p>
          </table:table-cell>
          <table:table-cell office:value-type="string">
            <text:p>Res 39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120RL</text:p>
          </table:table-cell>
          <table:table-cell office:value-type="string">
            <text:p>311-120HRTR-ND 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6">
            <text:p>6</text:p>
          </table:table-cell>
          <table:table-cell table:formula="of:=[.F126]/[.G126]*[.H126]" office:value-type="float" office:value="0.007872">
            <text:p>0.01</text:p>
          </table:table-cell>
          <table:table-cell office:value-type="string">
            <text:p>Res 120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150RL</text:p>
          </table:table-cell>
          <table:table-cell office:value-type="string">
            <text:p>311-150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27]/[.G127]*[.H127]" office:value-type="float" office:value="0.00684">
            <text:p>0.01</text:p>
          </table:table-cell>
          <table:table-cell office:value-type="string">
            <text:p>Res 150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237RL</text:p>
          </table:table-cell>
          <table:table-cell office:value-type="string">
            <text:p>311-237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8">
            <text:p>8</text:p>
          </table:table-cell>
          <table:table-cell table:formula="of:=[.F128]/[.G128]*[.H128]" office:value-type="float" office:value="0.01368">
            <text:p>0.01</text:p>
          </table:table-cell>
          <table:table-cell office:value-type="string">
            <text:p>Res 237 0603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RC0603FR-07270RL</text:p>
          </table:table-cell>
          <table:table-cell office:value-type="string">
            <text:p>311-270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8">
            <text:p>8</text:p>
          </table:table-cell>
          <table:table-cell table:formula="of:=[.F129]/[.G129]*[.H129]" office:value-type="float" office:value="0.01368">
            <text:p>0.01</text:p>
          </table:table-cell>
          <table:table-cell office:value-type="string">
            <text:p>Res 270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562RL</text:p>
          </table:table-cell>
          <table:table-cell office:value-type="string">
            <text:p>311-562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formula="of:=[.F130]/[.G130]*[.H130]" office:value-type="float" office:value="0.00171">
            <text:p>0.00</text:p>
          </table:table-cell>
          <table:table-cell office:value-type="string">
            <text:p>Res 562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604RL</text:p>
          </table:table-cell>
          <table:table-cell office:value-type="string">
            <text:p>311-604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31]/[.G131]*[.H131]" office:value-type="float" office:value="0.00684">
            <text:p>0.01</text:p>
          </table:table-cell>
          <table:table-cell office:value-type="string">
            <text:p>Res 604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JR-071KL</text:p>
          </table:table-cell>
          <table:table-cell office:value-type="string">
            <text:p>311-1.0K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32]/[.G132]*[.H132]" office:value-type="float" office:value="0.005248">
            <text:p>0.01</text:p>
          </table:table-cell>
          <table:table-cell office:value-type="string">
            <text:p>Res 1.0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1K65L</text:p>
          </table:table-cell>
          <table:table-cell office:value-type="string">
            <text:p>311-1.65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33]/[.G133]*[.H133]" office:value-type="float" office:value="0.00684">
            <text:p>0.01</text:p>
          </table:table-cell>
          <table:table-cell office:value-type="string">
            <text:p>Res 1.65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2K74L</text:p>
          </table:table-cell>
          <table:table-cell office:value-type="string">
            <text:p>311-2.74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34]/[.G134]*[.H134]" office:value-type="float" office:value="0.00684">
            <text:p>0.01</text:p>
          </table:table-cell>
          <table:table-cell office:value-type="string">
            <text:p>Res 2.74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3K32L</text:p>
          </table:table-cell>
          <table:table-cell office:value-type="string">
            <text:p>311-3.32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5">
            <text:p>5</text:p>
          </table:table-cell>
          <table:table-cell table:formula="of:=[.F135]/[.G135]*[.H135]" office:value-type="float" office:value="0.00855">
            <text:p>0.01</text:p>
          </table:table-cell>
          <table:table-cell office:value-type="string">
            <text:p>Res 3.32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JR-074K7L</text:p>
          </table:table-cell>
          <table:table-cell office:value-type="string">
            <text:p>311-4.7K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6">
            <text:p>6</text:p>
          </table:table-cell>
          <table:table-cell table:formula="of:=[.F136]/[.G136]*[.H136]" office:value-type="float" office:value="0.007872">
            <text:p>0.01</text:p>
          </table:table-cell>
          <table:table-cell office:value-type="string">
            <text:p>Res 4.7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5K49L</text:p>
          </table:table-cell>
          <table:table-cell office:value-type="string">
            <text:p>311-5.49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8">
            <text:p>8</text:p>
          </table:table-cell>
          <table:table-cell table:formula="of:=[.F137]/[.G137]*[.H137]" office:value-type="float" office:value="0.01368">
            <text:p>0.01</text:p>
          </table:table-cell>
          <table:table-cell office:value-type="string">
            <text:p>Res 5.49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5K76L</text:p>
          </table:table-cell>
          <table:table-cell office:value-type="string">
            <text:p>311-5.76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16">
            <text:p>16</text:p>
          </table:table-cell>
          <table:table-cell table:formula="of:=[.F138]/[.G138]*[.H138]" office:value-type="float" office:value="0.02736">
            <text:p>0.03</text:p>
          </table:table-cell>
          <table:table-cell office:value-type="string">
            <text:p>Res 5.76k 0603 !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JR-0710KL</text:p>
          </table:table-cell>
          <table:table-cell office:value-type="string">
            <text:p>311-10K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36">
            <text:p>36</text:p>
          </table:table-cell>
          <table:table-cell table:formula="of:=[.F139]/[.G139]*[.H139]" office:value-type="float" office:value="0.047232">
            <text:p>0.05</text:p>
          </table:table-cell>
          <table:table-cell office:value-type="string">
            <text:p>res 10k 0603 !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11KL</text:p>
          </table:table-cell>
          <table:table-cell office:value-type="string">
            <text:p>311-11.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40]/[.G140]*[.H140]" office:value-type="float" office:value="0.00684">
            <text:p>0.01</text:p>
          </table:table-cell>
          <table:table-cell office:value-type="string">
            <text:p>res 11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13K3L</text:p>
          </table:table-cell>
          <table:table-cell office:value-type="string">
            <text:p>311-13.3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formula="of:=[.F141]/[.G141]*[.H141]" office:value-type="float" office:value="0.00171">
            <text:p>0.00</text:p>
          </table:table-cell>
          <table:table-cell office:value-type="string">
            <text:p>Res 13.3k 0603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RC0603FR-0718KL</text:p>
          </table:table-cell>
          <table:table-cell office:value-type="string">
            <text:p>311-18.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8">
            <text:p>8</text:p>
          </table:table-cell>
          <table:table-cell table:formula="of:=[.F142]/[.G142]*[.H142]" office:value-type="float" office:value="0.01368">
            <text:p>0.01</text:p>
          </table:table-cell>
          <table:table-cell office:value-type="string">
            <text:p>res 18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20KL</text:p>
          </table:table-cell>
          <table:table-cell office:value-type="string">
            <text:p>311-20.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43]/[.G143]*[.H143]" office:value-type="float" office:value="0.00684">
            <text:p>0.01</text:p>
          </table:table-cell>
          <table:table-cell office:value-type="string">
            <text:p>res 20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47KL</text:p>
          </table:table-cell>
          <table:table-cell office:value-type="string">
            <text:p>311-47.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5">
            <text:p>5</text:p>
          </table:table-cell>
          <table:table-cell table:formula="of:=[.F144]/[.G144]*[.H144]" office:value-type="float" office:value="0.00855">
            <text:p>0.01</text:p>
          </table:table-cell>
          <table:table-cell office:value-type="string">
            <text:p>res 47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49K9L</text:p>
          </table:table-cell>
          <table:table-cell office:value-type="string">
            <text:p>311-49.9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45]/[.G145]*[.H145]" office:value-type="float" office:value="0.00684">
            <text:p>0.01</text:p>
          </table:table-cell>
          <table:table-cell office:value-type="string">
            <text:p>Res 49.9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JR-0756KL</text:p>
          </table:table-cell>
          <table:table-cell office:value-type="string">
            <text:p>311-56K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table:formula="of:=[.F146]/[.G146]*[.H146]" office:value-type="float" office:value="0.002624">
            <text:p>0.00</text:p>
          </table:table-cell>
          <table:table-cell office:value-type="string">
            <text:p>res 56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JR-0782KL</text:p>
          </table:table-cell>
          <table:table-cell office:value-type="string">
            <text:p>311-82K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7">
            <text:p>7</text:p>
          </table:table-cell>
          <table:table-cell table:formula="of:=[.F147]/[.G147]*[.H147]" office:value-type="float" office:value="0.009184">
            <text:p>0.01</text:p>
          </table:table-cell>
          <table:table-cell office:value-type="string">
            <text:p>res 82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100KL</text:p>
          </table:table-cell>
          <table:table-cell office:value-type="string">
            <text:p>311-10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17">
            <text:p>17</text:p>
          </table:table-cell>
          <table:table-cell table:formula="of:=[.F148]/[.G148]*[.H148]" office:value-type="float" office:value="0.02907">
            <text:p>0.03</text:p>
          </table:table-cell>
          <table:table-cell office:value-type="string">
            <text:p>res 100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118KL</text:p>
          </table:table-cell>
          <table:table-cell office:value-type="string">
            <text:p>311-118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formula="of:=[.F149]/[.G149]*[.H149]" office:value-type="float" office:value="0.00171">
            <text:p>0.00</text:p>
          </table:table-cell>
          <table:table-cell office:value-type="string">
            <text:p>res 118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470KL</text:p>
          </table:table-cell>
          <table:table-cell office:value-type="string">
            <text:p>311-47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5">
            <text:p>5</text:p>
          </table:table-cell>
          <table:table-cell table:formula="of:=[.F150]/[.G150]*[.H150]" office:value-type="float" office:value="0.00855">
            <text:p>0.01</text:p>
          </table:table-cell>
          <table:table-cell office:value-type="string">
            <text:p>res 470k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RC0603FR-07750KL</text:p>
          </table:table-cell>
          <table:table-cell office:value-type="string">
            <text:p>311-75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51]/[.G151]*[.H151]" office:value-type="float" office:value="0.00684">
            <text:p>0.01</text:p>
          </table:table-cell>
          <table:table-cell office:value-type="string">
            <text:p>res 750k 0603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number-columns-repeated="3"/>
          <table:table-cell table:formula="of:=[.F152]/[.G152]*[.H152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3]/[.G153]*[.H153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4]/[.G154]*[.H154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5]/[.G155]*[.H155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6]/[.G156]*[.H156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7]/[.G157]*[.H157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8]/[.G158]*[.H158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9]/[.G159]*[.H159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60]/[.G160]*[.H160]" office:value-type="float" office:value="0">
            <text:p>#DIV/0!</text:p>
          </table:table-cell>
          <table:table-cell table:number-columns-repeated="1015"/>
        </table:table-row>
        <table:table-row table:style-name="ro4" table:number-rows-repeated="10484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5">09/05/2013</text:date>, <text:time>17:4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crabtree</meta:initial-creator>
    <meta:creation-date>2012-12-09T16:07:40</meta:creation-date>
    <dc:date>2013-09-05T17:44:21</dc:date>
    <dc:creator>brian crabtree</dc:creator>
    <meta:editing-duration>P44DT12H14M21S</meta:editing-duration>
    <meta:editing-cycles>115</meta:editing-cycles>
    <meta:generator>OpenOffice.org/3.3$Unix OpenOffice.org_project/330m20$Build-9567</meta:generator>
    <meta:document-statistic meta:table-count="3" meta:cell-count="1235" meta:object-count="0"/>
    <meta:user-defined meta:name=""/>
  </office:meta>
</office:document-meta>
</file>